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terminado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Vladimir Robles-Bykbaev</meta:initial-creator>
    <meta:creation-date>2019-12-26T23:43:17.486999788</meta:creation-date>
    <meta:document-statistic meta:object-count="0"/>
    <meta:generator>LibreOffice/6.3.4.2$Linux_X86_64 LibreOffice_project/30$Build-2</meta:generator>
  </office:meta>
</office:document-meta>
</file>